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20442905939319644">
            <text:p>0.20442905939319644</text:p>
          </table:table-cell>
          <table:table-cell office:value-type="float" office:value="0.19813933170684164">
            <text:p>0.19813933170684164</text:p>
          </table:table-cell>
          <table:table-cell office:value-type="float" office:value="0.1981799997301837">
            <text:p>0.1981799997301837</text:p>
          </table:table-cell>
          <table:table-cell office:value-type="float" office:value="0.19147441039646498">
            <text:p>0.19147441039646498</text:p>
          </table:table-cell>
          <table:table-cell office:value-type="float" office:value="0.18798146442849947">
            <text:p>0.18798146442849947</text:p>
          </table:table-cell>
          <table:table-cell office:value-type="float" office:value="0.18314500396286437">
            <text:p>0.18314500396286437</text:p>
          </table:table-cell>
          <table:table-cell office:value-type="float" office:value="0.1916287367684976">
            <text:p>0.1916287367684976</text:p>
          </table:table-cell>
          <table:table-cell office:value-type="float" office:value="0.2183029388232199">
            <text:p>0.2183029388232199</text:p>
          </table:table-cell>
          <table:table-cell office:value-type="float" office:value="0.2469151777773976">
            <text:p>0.2469151777773976</text:p>
          </table:table-cell>
          <table:table-cell office:value-type="float" office:value="0.2615716981650005">
            <text:p>0.2615716981650005</text:p>
          </table:table-cell>
          <table:table-cell office:value-type="float" office:value="0.2714381610694584">
            <text:p>0.2714381610694584</text:p>
          </table:table-cell>
          <table:table-cell office:value-type="float" office:value="0.27595038291276436">
            <text:p>0.27595038291276436</text:p>
          </table:table-cell>
          <table:table-cell office:value-type="float" office:value="0.277680337895837">
            <text:p>0.277680337895837</text:p>
          </table:table-cell>
          <table:table-cell office:value-type="float" office:value="0.276602651533324">
            <text:p>0.276602651533324</text:p>
          </table:table-cell>
          <table:table-cell office:value-type="float" office:value="0.2731785499948036">
            <text:p>0.2731785499948036</text:p>
          </table:table-cell>
          <table:table-cell office:value-type="float" office:value="0.27089728050984757">
            <text:p>0.27089728050984757</text:p>
          </table:table-cell>
          <table:table-cell office:value-type="float" office:value="0.27187051814634294">
            <text:p>0.27187051814634294</text:p>
          </table:table-cell>
          <table:table-cell office:value-type="float" office:value="0.28051505450406033">
            <text:p>0.28051505450406033</text:p>
          </table:table-cell>
          <table:table-cell office:value-type="float" office:value="0.2891638452929152">
            <text:p>0.2891638452929152</text:p>
          </table:table-cell>
          <table:table-cell office:value-type="float" office:value="0.2897022787016727">
            <text:p>0.2897022787016727</text:p>
          </table:table-cell>
          <table:table-cell office:value-type="float" office:value="0.2845108309990564">
            <text:p>0.2845108309990564</text:p>
          </table:table-cell>
          <table:table-cell office:value-type="float" office:value="0.2732342282782237">
            <text:p>0.2732342282782237</text:p>
          </table:table-cell>
          <table:table-cell office:value-type="float" office:value="0.2544565193141881">
            <text:p>0.2544565193141881</text:p>
          </table:table-cell>
          <table:table-cell office:value-type="float" office:value="0.22765357596435365">
            <text:p>0.227653575964353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855584709725187">
            <text:p>0.4855584709725187</text:p>
          </table:table-cell>
          <table:table-cell office:value-type="float" office:value="0.4706191537967453">
            <text:p>0.4706191537967453</text:p>
          </table:table-cell>
          <table:table-cell office:value-type="float" office:value="0.47071574820113005">
            <text:p>0.47071574820113005</text:p>
          </table:table-cell>
          <table:table-cell office:value-type="float" office:value="0.4547886793513573">
            <text:p>0.4547886793513573</text:p>
          </table:table-cell>
          <table:table-cell office:value-type="float" office:value="0.44649225853706953">
            <text:p>0.44649225853706953</text:p>
          </table:table-cell>
          <table:table-cell office:value-type="float" office:value="0.4350047314918272">
            <text:p>0.4350047314918272</text:p>
          </table:table-cell>
          <table:table-cell office:value-type="float" office:value="0.4551552342700033">
            <text:p>0.4551552342700033</text:p>
          </table:table-cell>
          <table:table-cell office:value-type="float" office:value="0.5185116122846951">
            <text:p>0.5185116122846951</text:p>
          </table:table-cell>
          <table:table-cell office:value-type="float" office:value="0.5864712019777085">
            <text:p>0.5864712019777085</text:p>
          </table:table-cell>
          <table:table-cell office:value-type="float" office:value="0.6212832666142445">
            <text:p>0.6212832666142445</text:p>
          </table:table-cell>
          <table:table-cell office:value-type="float" office:value="0.6447180202447512">
            <text:p>0.6447180202447512</text:p>
          </table:table-cell>
          <table:table-cell office:value-type="float" office:value="0.6554354179837415">
            <text:p>0.6554354179837415</text:p>
          </table:table-cell>
          <table:table-cell office:value-type="float" office:value="0.6595443949507405">
            <text:p>0.6595443949507405</text:p>
          </table:table-cell>
          <table:table-cell office:value-type="float" office:value="0.6569846818457488">
            <text:p>0.6569846818457488</text:p>
          </table:table-cell>
          <table:table-cell office:value-type="float" office:value="0.6488517798384043">
            <text:p>0.6488517798384043</text:p>
          </table:table-cell>
          <table:table-cell office:value-type="float" office:value="0.6434333245254484">
            <text:p>0.6434333245254484</text:p>
          </table:table-cell>
          <table:table-cell office:value-type="float" office:value="0.6457449517474887">
            <text:p>0.6457449517474887</text:p>
          </table:table-cell>
          <table:table-cell office:value-type="float" office:value="0.6662773939970359">
            <text:p>0.6662773939970359</text:p>
          </table:table-cell>
          <table:table-cell office:value-type="float" office:value="0.6868199413416368">
            <text:p>0.6868199413416368</text:p>
          </table:table-cell>
          <table:table-cell office:value-type="float" office:value="0.6880988246053628">
            <text:p>0.6880988246053628</text:p>
          </table:table-cell>
          <table:table-cell office:value-type="float" office:value="0.6757681343595711">
            <text:p>0.6757681343595711</text:p>
          </table:table-cell>
          <table:table-cell office:value-type="float" office:value="0.6489840265074652">
            <text:p>0.6489840265074652</text:p>
          </table:table-cell>
          <table:table-cell office:value-type="float" office:value="0.604383343610384">
            <text:p>0.604383343610384</text:p>
          </table:table-cell>
          <table:table-cell office:value-type="float" office:value="0.5407211801726675">
            <text:p>0.54072118017266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035600206702557">
            <text:p>0.7035600206702557</text:p>
          </table:table-cell>
          <table:table-cell office:value-type="float" office:value="0.6819133870940047">
            <text:p>0.6819133870940047</text:p>
          </table:table-cell>
          <table:table-cell office:value-type="float" office:value="0.6820533495603363">
            <text:p>0.6820533495603363</text:p>
          </table:table-cell>
          <table:table-cell office:value-type="float" office:value="0.6589754927026055">
            <text:p>0.6589754927026055</text:p>
          </table:table-cell>
          <table:table-cell office:value-type="float" office:value="0.6469542216332359">
            <text:p>0.6469542216332359</text:p>
          </table:table-cell>
          <table:table-cell office:value-type="float" office:value="0.6303091309828482">
            <text:p>0.6303091309828482</text:p>
          </table:table-cell>
          <table:table-cell office:value-type="float" office:value="0.6595066200570991">
            <text:p>0.6595066200570991</text:p>
          </table:table-cell>
          <table:table-cell office:value-type="float" office:value="0.751308158471887">
            <text:p>0.751308158471887</text:p>
          </table:table-cell>
          <table:table-cell office:value-type="float" office:value="0.8497796159533992">
            <text:p>0.8497796159533992</text:p>
          </table:table-cell>
          <table:table-cell office:value-type="float" office:value="0.900221279273988">
            <text:p>0.900221279273988</text:p>
          </table:table-cell>
          <table:table-cell office:value-type="float" office:value="0.9341775517609209">
            <text:p>0.9341775517609209</text:p>
          </table:table-cell>
          <table:table-cell office:value-type="float" office:value="0.9497067475747079">
            <text:p>0.9497067475747079</text:p>
          </table:table-cell>
          <table:table-cell office:value-type="float" office:value="0.9556605350022975">
            <text:p>0.9556605350022975</text:p>
          </table:table-cell>
          <table:table-cell office:value-type="float" office:value="0.9519515855910118">
            <text:p>0.9519515855910118</text:p>
          </table:table-cell>
          <table:table-cell office:value-type="float" office:value="0.9401672484895773">
            <text:p>0.9401672484895773</text:p>
          </table:table-cell>
          <table:table-cell office:value-type="float" office:value="0.9323160652441319">
            <text:p>0.9323160652441319</text:p>
          </table:table-cell>
          <table:table-cell office:value-type="float" office:value="0.9356655454681394">
            <text:p>0.9356655454681394</text:p>
          </table:table-cell>
          <table:table-cell office:value-type="float" office:value="0.965416453663743">
            <text:p>0.965416453663743</text:p>
          </table:table-cell>
          <table:table-cell office:value-type="float" office:value="0.9951820038464844">
            <text:p>0.9951820038464844</text:p>
          </table:table-cell>
          <table:table-cell office:value-type="float" office:value="0.997035068285168">
            <text:p>0.997035068285168</text:p>
          </table:table-cell>
          <table:table-cell office:value-type="float" office:value="0.9791682588217677">
            <text:p>0.9791682588217677</text:p>
          </table:table-cell>
          <table:table-cell office:value-type="float" office:value="0.9403588700445102">
            <text:p>0.9403588700445102</text:p>
          </table:table-cell>
          <table:table-cell office:value-type="float" office:value="0.8757337852053391">
            <text:p>0.8757337852053391</text:p>
          </table:table-cell>
          <table:table-cell office:value-type="float" office:value="0.7834891726575575">
            <text:p>0.783489172657557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32026868594590285">
            <text:p>0.32026868594590285</text:p>
          </table:table-cell>
          <table:table-cell office:value-type="float" office:value="0.3104148871413415">
            <text:p>0.3104148871413415</text:p>
          </table:table-cell>
          <table:table-cell office:value-type="float" office:value="0.31047859968022506">
            <text:p>0.31047859968022506</text:p>
          </table:table-cell>
          <table:table-cell office:value-type="float" office:value="0.2999732914291502">
            <text:p>0.2999732914291502</text:p>
          </table:table-cell>
          <table:table-cell office:value-type="float" office:value="0.29450106933626025">
            <text:p>0.29450106933626025</text:p>
          </table:table-cell>
          <table:table-cell office:value-type="float" office:value="0.28692403091248525">
            <text:p>0.28692403091248525</text:p>
          </table:table-cell>
          <table:table-cell office:value-type="float" office:value="0.3002150667644406">
            <text:p>0.3002150667644406</text:p>
          </table:table-cell>
          <table:table-cell office:value-type="float" office:value="0.3420041923715318">
            <text:p>0.3420041923715318</text:p>
          </table:table-cell>
          <table:table-cell office:value-type="float" office:value="0.38682954253957585">
            <text:p>0.38682954253957585</text:p>
          </table:table-cell>
          <table:table-cell office:value-type="float" office:value="0.409791173038735">
            <text:p>0.409791173038735</text:p>
          </table:table-cell>
          <table:table-cell office:value-type="float" office:value="0.4252484623239483">
            <text:p>0.4252484623239483</text:p>
          </table:table-cell>
          <table:table-cell office:value-type="float" office:value="0.4323175324685822">
            <text:p>0.4323175324685822</text:p>
          </table:table-cell>
          <table:table-cell office:value-type="float" office:value="0.4350277655969777">
            <text:p>0.4350277655969777</text:p>
          </table:table-cell>
          <table:table-cell office:value-type="float" office:value="0.4333394087840642">
            <text:p>0.4333394087840642</text:p>
          </table:table-cell>
          <table:table-cell office:value-type="float" office:value="0.4279750417829031">
            <text:p>0.4279750417829031</text:p>
          </table:table-cell>
          <table:table-cell office:value-type="float" office:value="0.4244010920596879">
            <text:p>0.4244010920596879</text:p>
          </table:table-cell>
          <table:table-cell office:value-type="float" office:value="0.4259258143270552">
            <text:p>0.4259258143270552</text:p>
          </table:table-cell>
          <table:table-cell office:value-type="float" office:value="0.4394687729852588">
            <text:p>0.4394687729852588</text:p>
          </table:table-cell>
          <table:table-cell office:value-type="float" office:value="0.45301839684592404">
            <text:p>0.45301839684592404</text:p>
          </table:table-cell>
          <table:table-cell office:value-type="float" office:value="0.4538619332824957">
            <text:p>0.4538619332824957</text:p>
          </table:table-cell>
          <table:table-cell office:value-type="float" office:value="0.4457287542774732">
            <text:p>0.4457287542774732</text:p>
          </table:table-cell>
          <table:table-cell office:value-type="float" office:value="0.42806227013840076">
            <text:p>0.42806227013840076</text:p>
          </table:table-cell>
          <table:table-cell office:value-type="float" office:value="0.39864418157096543">
            <text:p>0.39864418157096543</text:p>
          </table:table-cell>
          <table:table-cell office:value-type="float" office:value="0.35665336347683685">
            <text:p>0.3566533634768368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8823905115129246">
            <text:p>0.8823905115129246</text:p>
          </table:table-cell>
          <table:table-cell office:value-type="float" office:value="0.8572846617871915">
            <text:p>0.8572846617871915</text:p>
          </table:table-cell>
          <table:table-cell office:value-type="float" office:value="0.8051449991905492">
            <text:p>0.8051449991905492</text:p>
          </table:table-cell>
          <table:table-cell office:value-type="float" office:value="0.7760915645227289">
            <text:p>0.7760915645227289</text:p>
          </table:table-cell>
          <table:table-cell office:value-type="float" office:value="0.7311010599521639">
            <text:p>0.7311010599521639</text:p>
          </table:table-cell>
          <table:table-cell office:value-type="float" office:value="0.7275050118885933">
            <text:p>0.7275050118885933</text:p>
          </table:table-cell>
          <table:table-cell office:value-type="float" office:value="0.7928995436388262">
            <text:p>0.7928995436388262</text:p>
          </table:table-cell>
          <table:table-cell office:value-type="float" office:value="0.7057454831363302">
            <text:p>0.7057454831363302</text:p>
          </table:table-cell>
          <table:table-cell office:value-type="float" office:value="0.787398866665526">
            <text:p>0.787398866665526</text:p>
          </table:table-cell>
          <table:table-cell office:value-type="float" office:value="0.843691761161668">
            <text:p>0.843691761161668</text:p>
          </table:table-cell>
          <table:table-cell office:value-type="float" office:value="0.8543744832083752">
            <text:p>0.8543744832083752</text:p>
          </table:table-cell>
          <table:table-cell office:value-type="float" office:value="0.8663078154049597">
            <text:p>0.8663078154049597</text:p>
          </table:table-cell>
          <table:table-cell office:value-type="float" office:value="0.878681013687511">
            <text:p>0.878681013687511</text:p>
          </table:table-cell>
          <table:table-cell office:value-type="float" office:value="0.8772246212666385">
            <text:p>0.8772246212666385</text:p>
          </table:table-cell>
          <table:table-cell office:value-type="float" office:value="0.8630173166510776">
            <text:p>0.8630173166510776</text:p>
          </table:table-cell>
          <table:table-cell office:value-type="float" office:value="0.8635785081962075">
            <text:p>0.8635785081962075</text:p>
          </table:table-cell>
          <table:table-cell office:value-type="float" office:value="0.8704715544390288">
            <text:p>0.8704715544390288</text:p>
          </table:table-cell>
          <table:table-cell office:value-type="float" office:value="0.9153834968455142">
            <text:p>0.9153834968455142</text:p>
          </table:table-cell>
          <table:table-cell office:value-type="float" office:value="0.9172698692120771">
            <text:p>0.9172698692120771</text:p>
          </table:table-cell>
          <table:table-cell office:value-type="float" office:value="0.9168068361050162">
            <text:p>0.9168068361050162</text:p>
          </table:table-cell>
          <table:table-cell office:value-type="float" office:value="0.9128591596638378">
            <text:p>0.9128591596638378</text:p>
          </table:table-cell>
          <table:table-cell office:value-type="float" office:value="0.8760460181680064">
            <text:p>0.8760460181680064</text:p>
          </table:table-cell>
          <table:table-cell office:value-type="float" office:value="0.9732112246092292">
            <text:p>0.9732112246092292</text:p>
          </table:table-cell>
          <table:table-cell office:value-type="float" office:value="0.9195390612263962">
            <text:p>0.919539061226396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80228588367894">
            <text:p>0.780228588367894</text:p>
          </table:table-cell>
          <table:table-cell office:value-type="float" office:value="0.7582659839244319">
            <text:p>0.7582659839244319</text:p>
          </table:table-cell>
          <table:table-cell office:value-type="float" office:value="0.7061059977813844">
            <text:p>0.7061059977813844</text:p>
          </table:table-cell>
          <table:table-cell office:value-type="float" office:value="0.6804036322041657">
            <text:p>0.6804036322041657</text:p>
          </table:table-cell>
          <table:table-cell office:value-type="float" office:value="0.6371587017637588">
            <text:p>0.6371587017637588</text:p>
          </table:table-cell>
          <table:table-cell office:value-type="float" office:value="0.6359796393471919">
            <text:p>0.6359796393471919</text:p>
          </table:table-cell>
          <table:table-cell office:value-type="float" office:value="0.6971344878476733">
            <text:p>0.6971344878476733</text:p>
          </table:table-cell>
          <table:table-cell office:value-type="float" office:value="0.5966501904974464">
            <text:p>0.5966501904974464</text:p>
          </table:table-cell>
          <table:table-cell office:value-type="float" office:value="0.6640048174520136">
            <text:p>0.6640048174520136</text:p>
          </table:table-cell>
          <table:table-cell office:value-type="float" office:value="0.712973223375659">
            <text:p>0.712973223375659</text:p>
          </table:table-cell>
          <table:table-cell office:value-type="float" office:value="0.7187252529466955">
            <text:p>0.7187252529466955</text:p>
          </table:table-cell>
          <table:table-cell office:value-type="float" office:value="0.7284036353698112">
            <text:p>0.7284036353698112</text:p>
          </table:table-cell>
          <table:table-cell office:value-type="float" office:value="0.7399123013370966">
            <text:p>0.7399123013370966</text:p>
          </table:table-cell>
          <table:table-cell office:value-type="float" office:value="0.7389944747721156">
            <text:p>0.7389944747721156</text:p>
          </table:table-cell>
          <table:table-cell office:value-type="float" office:value="0.726498339788002">
            <text:p>0.726498339788002</text:p>
          </table:table-cell>
          <table:table-cell office:value-type="float" office:value="0.7281995790273642">
            <text:p>0.7281995790273642</text:p>
          </table:table-cell>
          <table:table-cell office:value-type="float" office:value="0.7346062568990903">
            <text:p>0.7346062568990903</text:p>
          </table:table-cell>
          <table:table-cell office:value-type="float" office:value="0.7751981556600076">
            <text:p>0.7751981556600076</text:p>
          </table:table-cell>
          <table:table-cell office:value-type="float" office:value="0.7727623582602403">
            <text:p>0.7727623582602403</text:p>
          </table:table-cell>
          <table:table-cell office:value-type="float" office:value="0.7720302470060338">
            <text:p>0.7720302470060338</text:p>
          </table:table-cell>
          <table:table-cell office:value-type="float" office:value="0.7706769584800577">
            <text:p>0.7706769584800577</text:p>
          </table:table-cell>
          <table:table-cell office:value-type="float" office:value="0.7394992164911365">
            <text:p>0.7394992164911365</text:p>
          </table:table-cell>
          <table:table-cell office:value-type="float" office:value="0.8460484452710533">
            <text:p>0.8460484452710533</text:p>
          </table:table-cell>
          <table:table-cell office:value-type="float" office:value="0.8057708562539894">
            <text:p>0.805770856253989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110734729806474">
            <text:p>1.110734729806474</text:p>
          </table:table-cell>
          <table:table-cell office:value-type="float" office:value="1.07656043480655">
            <text:p>1.07656043480655</text:p>
          </table:table-cell>
          <table:table-cell office:value-type="float" office:value="1.0767813984310568">
            <text:p>1.0767813984310568</text:p>
          </table:table-cell>
          <table:table-cell office:value-type="float" office:value="1.040347581346104">
            <text:p>1.040347581346104</text:p>
          </table:table-cell>
          <table:table-cell office:value-type="float" office:value="1.0213691816632373">
            <text:p>1.0213691816632373</text:p>
          </table:table-cell>
          <table:table-cell office:value-type="float" office:value="0.9950909968275652">
            <text:p>0.9950909968275652</text:p>
          </table:table-cell>
          <table:table-cell office:value-type="float" office:value="1.0411860906150427">
            <text:p>1.0411860906150427</text:p>
          </table:table-cell>
          <table:table-cell office:value-type="float" office:value="1.1861163793910152">
            <text:p>1.1861163793910152</text:p>
          </table:table-cell>
          <table:table-cell office:value-type="float" office:value="1.3415767019022034">
            <text:p>1.3415767019022034</text:p>
          </table:table-cell>
          <table:table-cell office:value-type="float" office:value="1.42121071411627">
            <text:p>1.42121071411627</text:p>
          </table:table-cell>
          <table:table-cell office:value-type="float" office:value="1.4748186651622606">
            <text:p>1.4748186651622606</text:p>
          </table:table-cell>
          <table:table-cell office:value-type="float" office:value="1.4993351479207702">
            <text:p>1.4993351479207702</text:p>
          </table:table-cell>
          <table:table-cell office:value-type="float" office:value="1.5087345996738832">
            <text:p>1.5087345996738832</text:p>
          </table:table-cell>
          <table:table-cell office:value-type="float" office:value="1.5028791519491997">
            <text:p>1.5028791519491997</text:p>
          </table:table-cell>
          <table:table-cell office:value-type="float" office:value="1.4842748081807204">
            <text:p>1.4842748081807204</text:p>
          </table:table-cell>
          <table:table-cell office:value-type="float" office:value="1.4718798715092414">
            <text:p>1.4718798715092414</text:p>
          </table:table-cell>
          <table:table-cell office:value-type="float" office:value="1.4771678126973453">
            <text:p>1.4771678126973453</text:p>
          </table:table-cell>
          <table:table-cell office:value-type="float" office:value="1.5241366085431634">
            <text:p>1.5241366085431634</text:p>
          </table:table-cell>
          <table:table-cell office:value-type="float" office:value="1.5711285202044747">
            <text:p>1.5711285202044747</text:p>
          </table:table-cell>
          <table:table-cell office:value-type="float" office:value="1.5740540176292095">
            <text:p>1.5740540176292095</text:p>
          </table:table-cell>
          <table:table-cell office:value-type="float" office:value="1.5458470627159273">
            <text:p>1.5458470627159273</text:p>
          </table:table-cell>
          <table:table-cell office:value-type="float" office:value="1.4845773278091672">
            <text:p>1.4845773278091672</text:p>
          </table:table-cell>
          <table:table-cell office:value-type="float" office:value="1.3825514536283456">
            <text:p>1.3825514536283456</text:p>
          </table:table-cell>
          <table:table-cell office:value-type="float" office:value="1.2369216682736426">
            <text:p>1.236921668273642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8278901240884898">
            <text:p>0.8278901240884898</text:p>
          </table:table-cell>
          <table:table-cell office:value-type="float" office:value="0.8044611034628772">
            <text:p>0.8044611034628772</text:p>
          </table:table-cell>
          <table:table-cell office:value-type="float" office:value="0.7523105988507471">
            <text:p>0.7523105988507471</text:p>
          </table:table-cell>
          <table:table-cell office:value-type="float" office:value="0.7250448611849154">
            <text:p>0.7250448611849154</text:p>
          </table:table-cell>
          <table:table-cell office:value-type="float" office:value="0.6809855691781233">
            <text:p>0.6809855691781233</text:p>
          </table:table-cell>
          <table:table-cell office:value-type="float" office:value="0.6786789120158372">
            <text:p>0.6786789120158372</text:p>
          </table:table-cell>
          <table:table-cell office:value-type="float" office:value="0.7418116971920512">
            <text:p>0.7418116971920512</text:p>
          </table:table-cell>
          <table:table-cell office:value-type="float" office:value="0.6475463465895303">
            <text:p>0.6475463465895303</text:p>
          </table:table-cell>
          <table:table-cell office:value-type="float" office:value="0.7215717631716023">
            <text:p>0.7215717631716023</text:p>
          </table:table-cell>
          <table:table-cell office:value-type="float" office:value="0.7739572579967325">
            <text:p>0.7739572579967325</text:p>
          </table:table-cell>
          <table:table-cell office:value-type="float" office:value="0.7820096003293323">
            <text:p>0.7820096003293323</text:p>
          </table:table-cell>
          <table:table-cell office:value-type="float" office:value="0.7927399830072192">
            <text:p>0.7927399830072192</text:p>
          </table:table-cell>
          <table:table-cell office:value-type="float" office:value="0.8046519786746222">
            <text:p>0.8046519786746222</text:p>
          </table:table-cell>
          <table:table-cell office:value-type="float" office:value="0.8034828953303218">
            <text:p>0.8034828953303218</text:p>
          </table:table-cell>
          <table:table-cell office:value-type="float" office:value="0.7901884494882834">
            <text:p>0.7901884494882834</text:p>
          </table:table-cell>
          <table:table-cell office:value-type="float" office:value="0.7913578230165356">
            <text:p>0.7913578230165356</text:p>
          </table:table-cell>
          <table:table-cell office:value-type="float" office:value="0.7979914060088656">
            <text:p>0.7979914060088656</text:p>
          </table:table-cell>
          <table:table-cell office:value-type="float" office:value="0.8405987319288372">
            <text:p>0.8405987319288372</text:p>
          </table:table-cell>
          <table:table-cell office:value-type="float" office:value="0.8401793535858642">
            <text:p>0.8401793535858642</text:p>
          </table:table-cell>
          <table:table-cell office:value-type="float" office:value="0.8395727751850658">
            <text:p>0.8395727751850658</text:p>
          </table:table-cell>
          <table:table-cell office:value-type="float" office:value="0.837009128548289">
            <text:p>0.837009128548289</text:p>
          </table:table-cell>
          <table:table-cell office:value-type="float" office:value="0.8032023072837436">
            <text:p>0.8032023072837436</text:p>
          </table:table-cell>
          <table:table-cell office:value-type="float" office:value="0.9053736142104903">
            <text:p>0.9053736142104903</text:p>
          </table:table-cell>
          <table:table-cell office:value-type="float" office:value="0.8588470631051728">
            <text:p>0.858847063105172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772870720707194">
            <text:p>0.12772870720707194</text:p>
          </table:table-cell>
          <table:table-cell office:value-type="float" office:value="0.12379884132378077">
            <text:p>0.12379884132378077</text:p>
          </table:table-cell>
          <table:table-cell office:value-type="float" office:value="0.12382425098941945">
            <text:p>0.12382425098941945</text:p>
          </table:table-cell>
          <table:table-cell office:value-type="float" office:value="0.11963455183803821">
            <text:p>0.11963455183803821</text:p>
          </table:table-cell>
          <table:table-cell office:value-type="float" office:value="0.11745213474842947">
            <text:p>0.11745213474842947</text:p>
          </table:table-cell>
          <table:table-cell office:value-type="float" office:value="0.11443028039676667">
            <text:p>0.11443028039676667</text:p>
          </table:table-cell>
          <table:table-cell office:value-type="float" office:value="0.11973097603548946">
            <text:p>0.11973097603548946</text:p>
          </table:table-cell>
          <table:table-cell office:value-type="float" office:value="0.13639720418496665">
            <text:p>0.13639720418496665</text:p>
          </table:table-cell>
          <table:table-cell office:value-type="float" office:value="0.15427433135448268">
            <text:p>0.15427433135448268</text:p>
          </table:table-cell>
          <table:table-cell office:value-type="float" office:value="0.16343182788075686">
            <text:p>0.16343182788075686</text:p>
          </table:table-cell>
          <table:table-cell office:value-type="float" office:value="0.16959646296362446">
            <text:p>0.16959646296362446</text:p>
          </table:table-cell>
          <table:table-cell office:value-type="float" office:value="0.17241573075455285">
            <text:p>0.17241573075455285</text:p>
          </table:table-cell>
          <table:table-cell office:value-type="float" office:value="0.1734966187367711">
            <text:p>0.1734966187367711</text:p>
          </table:table-cell>
          <table:table-cell office:value-type="float" office:value="0.17282327275422282">
            <text:p>0.17282327275422282</text:p>
          </table:table-cell>
          <table:table-cell office:value-type="float" office:value="0.1706838701460068">
            <text:p>0.1706838701460068</text:p>
          </table:table-cell>
          <table:table-cell office:value-type="float" office:value="0.16925851700409372">
            <text:p>0.16925851700409372</text:p>
          </table:table-cell>
          <table:table-cell office:value-type="float" office:value="0.16986660269153883">
            <text:p>0.16986660269153883</text:p>
          </table:table-cell>
          <table:table-cell office:value-type="float" office:value="0.17526776951514622">
            <text:p>0.17526776951514622</text:p>
          </table:table-cell>
          <table:table-cell office:value-type="float" office:value="0.1806715945371064">
            <text:p>0.1806715945371064</text:p>
          </table:table-cell>
          <table:table-cell office:value-type="float" office:value="0.1810080114996552">
            <text:p>0.1810080114996552</text:p>
          </table:table-cell>
          <table:table-cell office:value-type="float" office:value="0.1777643586375993">
            <text:p>0.1777643586375993</text:p>
          </table:table-cell>
          <table:table-cell office:value-type="float" office:value="0.1707186583272075">
            <text:p>0.1707186583272075</text:p>
          </table:table-cell>
          <table:table-cell office:value-type="float" office:value="0.1589862143321788">
            <text:p>0.1589862143321788</text:p>
          </table:table-cell>
          <table:table-cell office:value-type="float" office:value="0.14223954772039418">
            <text:p>0.1422395477203941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.1635199230922448">
            <text:p>1.1635199230922448</text:p>
          </table:table-cell>
          <table:table-cell office:value-type="float" office:value="1.1297644838770953">
            <text:p>1.1297644838770953</text:p>
          </table:table-cell>
          <table:table-cell office:value-type="float" office:value="1.0776807476614956">
            <text:p>1.0776807476614956</text:p>
          </table:table-cell>
          <table:table-cell office:value-type="float" office:value="1.039405833477619">
            <text:p>1.039405833477619</text:p>
          </table:table-cell>
          <table:table-cell office:value-type="float" office:value="0.9896118540607344">
            <text:p>0.9896118540607344</text:p>
          </table:table-cell>
          <table:table-cell office:value-type="float" office:value="0.9793647394175549">
            <text:p>0.9793647394175549</text:p>
          </table:table-cell>
          <table:table-cell office:value-type="float" office:value="1.056426041140332">
            <text:p>1.056426041140332</text:p>
          </table:table-cell>
          <table:table-cell office:value-type="float" office:value="1.0059541565978036">
            <text:p>1.0059541565978036</text:p>
          </table:table-cell>
          <table:table-cell office:value-type="float" office:value="1.1269548908658351">
            <text:p>1.1269548908658351</text:p>
          </table:table-cell>
          <table:table-cell office:value-type="float" office:value="1.2034033296109121">
            <text:p>1.2034033296109121</text:p>
          </table:table-cell>
          <table:table-cell office:value-type="float" office:value="1.227654342383668">
            <text:p>1.227654342383668</text:p>
          </table:table-cell>
          <table:table-cell office:value-type="float" office:value="1.2457928504759368">
            <text:p>1.2457928504759368</text:p>
          </table:table-cell>
          <table:table-cell office:value-type="float" office:value="1.2605450707424144">
            <text:p>1.2605450707424144</text:p>
          </table:table-cell>
          <table:table-cell office:value-type="float" office:value="1.2576066515790614">
            <text:p>1.2576066515790614</text:p>
          </table:table-cell>
          <table:table-cell office:value-type="float" office:value="1.2386905464946782">
            <text:p>1.2386905464946782</text:p>
          </table:table-cell>
          <table:table-cell office:value-type="float" office:value="1.2361145522118084">
            <text:p>1.2361145522118084</text:p>
          </table:table-cell>
          <table:table-cell office:value-type="float" office:value="1.2443459880401746">
            <text:p>1.2443459880401746</text:p>
          </table:table-cell>
          <table:table-cell office:value-type="float" office:value="1.3011458363384882">
            <text:p>1.3011458363384882</text:p>
          </table:table-cell>
          <table:table-cell office:value-type="float" office:value="1.3149259652607987">
            <text:p>1.3149259652607987</text:p>
          </table:table-cell>
          <table:table-cell office:value-type="float" office:value="1.3152033820087063">
            <text:p>1.3152033820087063</text:p>
          </table:table-cell>
          <table:table-cell office:value-type="float" office:value="1.3041164630243525">
            <text:p>1.3041164630243525</text:p>
          </table:table-cell>
          <table:table-cell office:value-type="float" office:value="1.251795816397248">
            <text:p>1.251795816397248</text:p>
          </table:table-cell>
          <table:table-cell office:value-type="float" office:value="1.323138048905425">
            <text:p>1.323138048905425</text:p>
          </table:table-cell>
          <table:table-cell office:value-type="float" office:value="1.23260666543471">
            <text:p>1.2326066654347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9897078767116158">
            <text:p>0.9897078767116158</text:p>
          </table:table-cell>
          <table:table-cell office:value-type="float" office:value="0.9613001627346841">
            <text:p>0.9613001627346841</text:p>
          </table:table-cell>
          <table:table-cell office:value-type="float" office:value="0.9091818492805065">
            <text:p>0.9091818492805065</text:p>
          </table:table-cell>
          <table:table-cell office:value-type="float" office:value="0.8766082390489222">
            <text:p>0.8766082390489222</text:p>
          </table:table-cell>
          <table:table-cell office:value-type="float" office:value="0.8297840726732504">
            <text:p>0.8297840726732504</text:p>
          </table:table-cell>
          <table:table-cell office:value-type="float" office:value="0.8236490695530934">
            <text:p>0.8236490695530934</text:p>
          </table:table-cell>
          <table:table-cell office:value-type="float" office:value="0.8934972335533222">
            <text:p>0.8934972335533222</text:p>
          </table:table-cell>
          <table:table-cell office:value-type="float" office:value="0.8203460995026106">
            <text:p>0.8203460995026106</text:p>
          </table:table-cell>
          <table:table-cell office:value-type="float" office:value="0.9170198040473805">
            <text:p>0.9170198040473805</text:p>
          </table:table-cell>
          <table:table-cell office:value-type="float" office:value="0.98100680600382">
            <text:p>0.98100680600382</text:p>
          </table:table-cell>
          <table:table-cell office:value-type="float" office:value="0.9968690402288837">
            <text:p>0.9968690402288837</text:p>
          </table:table-cell>
          <table:table-cell office:value-type="float" office:value="1.0111711147209783">
            <text:p>1.0111711147209783</text:p>
          </table:table-cell>
          <table:table-cell office:value-type="float" office:value="1.0244524725932003">
            <text:p>1.0244524725932003</text:p>
          </table:table-cell>
          <table:table-cell office:value-type="float" office:value="1.022430336430812">
            <text:p>1.022430336430812</text:p>
          </table:table-cell>
          <table:table-cell office:value-type="float" office:value="1.0064255106781999">
            <text:p>1.0064255106781999</text:p>
          </table:table-cell>
          <table:table-cell office:value-type="float" office:value="1.0057891238009653">
            <text:p>1.0057891238009653</text:p>
          </table:table-cell>
          <table:table-cell office:value-type="float" office:value="1.013193082235873">
            <text:p>1.013193082235873</text:p>
          </table:table-cell>
          <table:table-cell office:value-type="float" office:value="1.0626430725501668">
            <text:p>1.0626430725501668</text:p>
          </table:table-cell>
          <table:table-cell office:value-type="float" office:value="1.0690697262366644">
            <text:p>1.0690697262366644</text:p>
          </table:table-cell>
          <table:table-cell office:value-type="float" office:value="1.0688893498856167">
            <text:p>1.0688893498856167</text:p>
          </table:table-cell>
          <table:table-cell office:value-type="float" office:value="1.0622163637909818">
            <text:p>1.0622163637909818</text:p>
          </table:table-cell>
          <table:table-cell office:value-type="float" office:value="1.0194834411447375">
            <text:p>1.0194834411447375</text:p>
          </table:table-cell>
          <table:table-cell office:value-type="float" office:value="1.1067910752013408">
            <text:p>1.1067910752013408</text:p>
          </table:table-cell>
          <table:table-cell office:value-type="float" office:value="1.0390484011562173">
            <text:p>1.039048401156217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34068002795428226">
            <text:p>0.34068002795428226</text:p>
          </table:table-cell>
          <table:table-cell office:value-type="float" office:value="0.33019822751762856">
            <text:p>0.33019822751762856</text:p>
          </table:table-cell>
          <table:table-cell office:value-type="float" office:value="0.33026600057968686">
            <text:p>0.33026600057968686</text:p>
          </table:table-cell>
          <table:table-cell office:value-type="float" office:value="0.3190911687409951">
            <text:p>0.3190911687409951</text:p>
          </table:table-cell>
          <table:table-cell office:value-type="float" office:value="0.3132701913636035">
            <text:p>0.3132701913636035</text:p>
          </table:table-cell>
          <table:table-cell office:value-type="float" office:value="0.30521025364475335">
            <text:p>0.30521025364475335</text:p>
          </table:table-cell>
          <table:table-cell office:value-type="float" office:value="0.31934835288543195">
            <text:p>0.31934835288543195</text:p>
          </table:table-cell>
          <table:table-cell office:value-type="float" office:value="0.36380078019021583">
            <text:p>0.36380078019021583</text:p>
          </table:table-cell>
          <table:table-cell office:value-type="float" office:value="0.4114829365122038">
            <text:p>0.4114829365122038</text:p>
          </table:table-cell>
          <table:table-cell office:value-type="float" office:value="0.4359079560773399">
            <text:p>0.4359079560773399</text:p>
          </table:table-cell>
          <table:table-cell office:value-type="float" office:value="0.45235036826706365">
            <text:p>0.45235036826706365</text:p>
          </table:table-cell>
          <table:table-cell office:value-type="float" office:value="0.45986996390711876">
            <text:p>0.45986996390711876</text:p>
          </table:table-cell>
          <table:table-cell office:value-type="float" office:value="0.46275292542806085">
            <text:p>0.46275292542806085</text:p>
          </table:table-cell>
          <table:table-cell office:value-type="float" office:value="0.46095696637411393">
            <text:p>0.46095696637411393</text:p>
          </table:table-cell>
          <table:table-cell office:value-type="float" office:value="0.4552507179017873">
            <text:p>0.4552507179017873</text:p>
          </table:table-cell>
          <table:table-cell office:value-type="float" office:value="0.45144899345902434">
            <text:p>0.45144899345902434</text:p>
          </table:table-cell>
          <table:table-cell office:value-type="float" office:value="0.4530708892217489">
            <text:p>0.4530708892217489</text:p>
          </table:table-cell>
          <table:table-cell office:value-type="float" office:value="0.46747696679575346">
            <text:p>0.46747696679575346</text:p>
          </table:table-cell>
          <table:table-cell office:value-type="float" office:value="0.4818901343584434">
            <text:p>0.4818901343584434</text:p>
          </table:table-cell>
          <table:table-cell office:value-type="float" office:value="0.4827874310015524">
            <text:p>0.4827874310015524</text:p>
          </table:table-cell>
          <table:table-cell office:value-type="float" office:value="0.47413590878792916">
            <text:p>0.47413590878792916</text:p>
          </table:table-cell>
          <table:table-cell office:value-type="float" office:value="0.4553435054888776">
            <text:p>0.4553435054888776</text:p>
          </table:table-cell>
          <table:table-cell office:value-type="float" office:value="0.4240505453110341">
            <text:p>0.4240505453110341</text:p>
          </table:table-cell>
          <table:table-cell office:value-type="float" office:value="0.3793835712674114">
            <text:p>0.379383571267411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246659608506137">
            <text:p>0.5246659608506137</text:p>
          </table:table-cell>
          <table:table-cell office:value-type="float" office:value="0.5105663252955484">
            <text:p>0.5105663252955484</text:p>
          </table:table-cell>
          <table:table-cell office:value-type="float" office:value="0.45835549889069216">
            <text:p>0.45835549889069216</text:p>
          </table:table-cell>
          <table:table-cell office:value-type="float" office:value="0.44103598276874856">
            <text:p>0.44103598276874856</text:p>
          </table:table-cell>
          <table:table-cell office:value-type="float" office:value="0.4021576842152127">
            <text:p>0.4021576842152127</text:p>
          </table:table-cell>
          <table:table-cell office:value-type="float" office:value="0.40702481967359694">
            <text:p>0.40702481967359694</text:p>
          </table:table-cell>
          <table:table-cell office:value-type="float" office:value="0.4575739105905024">
            <text:p>0.4575739105905024</text:p>
          </table:table-cell>
          <table:table-cell office:value-type="float" office:value="0.3237434285820575">
            <text:p>0.3237434285820575</text:p>
          </table:table-cell>
          <table:table-cell office:value-type="float" office:value="0.3553290753926725">
            <text:p>0.3553290753926725</text:p>
          </table:table-cell>
          <table:table-cell office:value-type="float" office:value="0.38597494502116286">
            <text:p>0.38597494502116286</text:p>
          </table:table-cell>
          <table:table-cell office:value-type="float" office:value="0.3793926264733468">
            <text:p>0.3793926264733468</text:p>
          </table:table-cell>
          <table:table-cell office:value-type="float" office:value="0.38343015101823896">
            <text:p>0.38343015101823896</text:p>
          </table:table-cell>
          <table:table-cell office:value-type="float" office:value="0.3927761506685473">
            <text:p>0.3927761506685473</text:p>
          </table:table-cell>
          <table:table-cell office:value-type="float" office:value="0.3932055707193911">
            <text:p>0.3932055707193911</text:p>
          </table:table-cell>
          <table:table-cell office:value-type="float" office:value="0.3849900032273344">
            <text:p>0.3849900032273344</text:p>
          </table:table-cell>
          <table:table-cell office:value-type="float" office:value="0.3895431228470165">
            <text:p>0.3895431228470165</text:p>
          </table:table-cell>
          <table:table-cell office:value-type="float" office:value="0.39473312844954617">
            <text:p>0.39473312844954617</text:p>
          </table:table-cell>
          <table:table-cell office:value-type="float" office:value="0.42451824449667047">
            <text:p>0.42451824449667047</text:p>
          </table:table-cell>
          <table:table-cell office:value-type="float" office:value="0.4112703457967868">
            <text:p>0.4112703457967868</text:p>
          </table:table-cell>
          <table:table-cell office:value-type="float" office:value="0.40986512350301696">
            <text:p>0.40986512350301696</text:p>
          </table:table-cell>
          <table:table-cell office:value-type="float" office:value="0.41500181257336316">
            <text:p>0.41500181257336316</text:p>
          </table:table-cell>
          <table:table-cell office:value-type="float" office:value="0.39792127491223495">
            <text:p>0.39792127491223495</text:p>
          </table:table-cell>
          <table:table-cell office:value-type="float" office:value="0.52794505596886">
            <text:p>0.52794505596886</text:p>
          </table:table-cell>
          <table:table-cell office:value-type="float" office:value="0.5211745947936605">
            <text:p>0.521174594793660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723117290388729">
            <text:p>0.06723117290388729</text:p>
          </table:table-cell>
          <table:table-cell office:value-type="float" office:value="0.06516265206416452">
            <text:p>0.06516265206416452</text:p>
          </table:table-cell>
          <table:table-cell office:value-type="float" office:value="0.06517602667400253">
            <text:p>0.06517602667400253</text:p>
          </table:table-cell>
          <table:table-cell office:value-type="float" office:value="0.06297074021788009">
            <text:p>0.06297074021788009</text:p>
          </table:table-cell>
          <table:table-cell office:value-type="float" office:value="0.06182200502820949">
            <text:p>0.06182200502820949</text:p>
          </table:table-cell>
          <table:table-cell office:value-type="float" office:value="0.06023142436040673">
            <text:p>0.06023142436040673</text:p>
          </table:table-cell>
          <table:table-cell office:value-type="float" office:value="0.06302149397584665">
            <text:p>0.06302149397584665</text:p>
          </table:table-cell>
          <table:table-cell office:value-type="float" office:value="0.07179391554711163">
            <text:p>0.07179391554711163</text:p>
          </table:table-cell>
          <table:table-cell office:value-type="float" office:value="0.08120370488922128">
            <text:p>0.08120370488922128</text:p>
          </table:table-cell>
          <table:table-cell office:value-type="float" office:value="0.08602383691581851">
            <text:p>0.08602383691581851</text:p>
          </table:table-cell>
          <table:table-cell office:value-type="float" office:value="0.08926864895696544">
            <text:p>0.08926864895696544</text:p>
          </table:table-cell>
          <table:table-cell office:value-type="float" office:value="0.09075259633621036">
            <text:p>0.09075259633621036</text:p>
          </table:table-cell>
          <table:table-cell office:value-type="float" office:value="0.0913215316085641">
            <text:p>0.0913215316085641</text:p>
          </table:table-cell>
          <table:table-cell office:value-type="float" office:value="0.0909671097940267">
            <text:p>0.0909671097940267</text:p>
          </table:table-cell>
          <table:table-cell office:value-type="float" office:value="0.08984101566993288">
            <text:p>0.08984101566993288</text:p>
          </table:table-cell>
          <table:table-cell office:value-type="float" office:value="0.08909076801121586">
            <text:p>0.08909076801121586</text:p>
          </table:table-cell>
          <table:table-cell office:value-type="float" office:value="0.08941083947272932">
            <text:p>0.08941083947272932</text:p>
          </table:table-cell>
          <table:table-cell office:value-type="float" office:value="0.09225379301497412">
            <text:p>0.09225379301497412</text:p>
          </table:table-cell>
          <table:table-cell office:value-type="float" office:value="0.09509814572422659">
            <text:p>0.09509814572422659</text:p>
          </table:table-cell>
          <table:table-cell office:value-type="float" office:value="0.0952752218684346">
            <text:p>0.0952752218684346</text:p>
          </table:table-cell>
          <table:table-cell office:value-type="float" office:value="0.09356789552671001">
            <text:p>0.09356789552671001</text:p>
          </table:table-cell>
          <table:table-cell office:value-type="float" office:value="0.08985932674718743">
            <text:p>0.08985932674718743</text:p>
          </table:table-cell>
          <table:table-cell office:value-type="float" office:value="0.08368384757682241">
            <text:p>0.08368384757682241</text:p>
          </table:table-cell>
          <table:table-cell office:value-type="float" office:value="0.07486908648544634">
            <text:p>0.0748690864854463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5960827745727202">
            <text:p>0.15960827745727202</text:p>
          </table:table-cell>
          <table:table-cell office:value-type="float" office:value="0.15469756366406542">
            <text:p>0.15469756366406542</text:p>
          </table:table-cell>
          <table:table-cell office:value-type="float" office:value="0.1547293152808479">
            <text:p>0.1547293152808479</text:p>
          </table:table-cell>
          <table:table-cell office:value-type="float" office:value="0.1494939169178782">
            <text:p>0.1494939169178782</text:p>
          </table:table-cell>
          <table:table-cell office:value-type="float" office:value="0.14676679440969315">
            <text:p>0.14676679440969315</text:p>
          </table:table-cell>
          <table:table-cell office:value-type="float" office:value="0.1429907210559265">
            <text:p>0.1429907210559265</text:p>
          </table:table-cell>
          <table:table-cell office:value-type="float" office:value="0.14961440745126656">
            <text:p>0.14961440745126656</text:p>
          </table:table-cell>
          <table:table-cell office:value-type="float" office:value="0.17044032845847965">
            <text:p>0.17044032845847965</text:p>
          </table:table-cell>
          <table:table-cell office:value-type="float" office:value="0.19277937451791627">
            <text:p>0.19277937451791627</text:p>
          </table:table-cell>
          <table:table-cell office:value-type="float" office:value="0.2042224735544544">
            <text:p>0.2042224735544544</text:p>
          </table:table-cell>
          <table:table-cell office:value-type="float" office:value="0.2119257284314808">
            <text:p>0.2119257284314808</text:p>
          </table:table-cell>
          <table:table-cell office:value-type="float" office:value="0.21544865202195806">
            <text:p>0.21544865202195806</text:p>
          </table:table-cell>
          <table:table-cell office:value-type="float" office:value="0.21679931682346054">
            <text:p>0.21679931682346054</text:p>
          </table:table-cell>
          <table:table-cell office:value-type="float" office:value="0.21595791167064">
            <text:p>0.21595791167064</text:p>
          </table:table-cell>
          <table:table-cell office:value-type="float" office:value="0.21328453954818197">
            <text:p>0.21328453954818197</text:p>
          </table:table-cell>
          <table:table-cell office:value-type="float" office:value="0.21150343516903636">
            <text:p>0.21150343516903636</text:p>
          </table:table-cell>
          <table:table-cell office:value-type="float" office:value="0.21226329183119094">
            <text:p>0.21226329183119094</text:p>
          </table:table-cell>
          <table:table-cell office:value-type="float" office:value="0.21901252582741168">
            <text:p>0.21901252582741168</text:p>
          </table:table-cell>
          <table:table-cell office:value-type="float" office:value="0.22576508147676258">
            <text:p>0.22576508147676258</text:p>
          </table:table-cell>
          <table:table-cell office:value-type="float" office:value="0.22618546412271617">
            <text:p>0.22618546412271617</text:p>
          </table:table-cell>
          <table:table-cell office:value-type="float" office:value="0.22213223398124998">
            <text:p>0.22213223398124998</text:p>
          </table:table-cell>
          <table:table-cell office:value-type="float" office:value="0.21332801044676647">
            <text:p>0.21332801044676647</text:p>
          </table:table-cell>
          <table:table-cell office:value-type="float" office:value="0.19866728759630625">
            <text:p>0.19866728759630625</text:p>
          </table:table-cell>
          <table:table-cell office:value-type="float" office:value="0.17774085164072323">
            <text:p>0.1777408516407232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312584006928697">
            <text:p>0.2312584006928697</text:p>
          </table:table-cell>
          <table:table-cell office:value-type="float" office:value="0.22414320694371573">
            <text:p>0.22414320694371573</text:p>
          </table:table-cell>
          <table:table-cell office:value-type="float" office:value="0.22418921225267252">
            <text:p>0.22418921225267252</text:p>
          </table:table-cell>
          <table:table-cell office:value-type="float" office:value="0.21660357902801303">
            <text:p>0.21660357902801303</text:p>
          </table:table-cell>
          <table:table-cell office:value-type="float" office:value="0.21265221760877165">
            <text:p>0.21265221760877165</text:p>
          </table:table-cell>
          <table:table-cell office:value-type="float" office:value="0.20718101837898975">
            <text:p>0.20718101837898975</text:p>
          </table:table-cell>
          <table:table-cell office:value-type="float" office:value="0.21677815924712163">
            <text:p>0.21677815924712163</text:p>
          </table:table-cell>
          <table:table-cell office:value-type="float" office:value="0.24695309291479195">
            <text:p>0.24695309291479195</text:p>
          </table:table-cell>
          <table:table-cell office:value-type="float" office:value="0.27932041212286024">
            <text:p>0.27932041212286024</text:p>
          </table:table-cell>
          <table:table-cell office:value-type="float" office:value="0.2959004593755375">
            <text:p>0.2959004593755375</text:p>
          </table:table-cell>
          <table:table-cell office:value-type="float" office:value="0.3070618003245855">
            <text:p>0.3070618003245855</text:p>
          </table:table-cell>
          <table:table-cell office:value-type="float" office:value="0.31216620774176806">
            <text:p>0.31216620774176806</text:p>
          </table:table-cell>
          <table:table-cell office:value-type="float" office:value="0.3141232026222603">
            <text:p>0.3141232026222603</text:p>
          </table:table-cell>
          <table:table-cell office:value-type="float" office:value="0.3129040803243664">
            <text:p>0.3129040803243664</text:p>
          </table:table-cell>
          <table:table-cell office:value-type="float" office:value="0.3090305985015847">
            <text:p>0.3090305985015847</text:p>
          </table:table-cell>
          <table:table-cell office:value-type="float" office:value="0.3064499344110361">
            <text:p>0.3064499344110361</text:p>
          </table:table-cell>
          <table:table-cell office:value-type="float" office:value="0.307550900095554">
            <text:p>0.307550900095554</text:p>
          </table:table-cell>
          <table:table-cell office:value-type="float" office:value="0.31732994843022444">
            <text:p>0.31732994843022444</text:p>
          </table:table-cell>
          <table:table-cell office:value-type="float" office:value="0.3271138095490601">
            <text:p>0.3271138095490601</text:p>
          </table:table-cell>
          <table:table-cell office:value-type="float" office:value="0.3277229071468214">
            <text:p>0.3277229071468214</text:p>
          </table:table-cell>
          <table:table-cell office:value-type="float" office:value="0.3218501320308424">
            <text:p>0.3218501320308424</text:p>
          </table:table-cell>
          <table:table-cell office:value-type="float" office:value="0.30909358402240694">
            <text:p>0.30909358402240694</text:p>
          </table:table-cell>
          <table:table-cell office:value-type="float" office:value="0.2878514819622146">
            <text:p>0.2878514819622146</text:p>
          </table:table-cell>
          <table:table-cell office:value-type="float" office:value="0.2575309109468089">
            <text:p>0.257530910946808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0531831623910964">
            <text:p>0.10531831623910964</text:p>
          </table:table-cell>
          <table:table-cell office:value-type="float" office:value="0.10207795730239247">
            <text:p>0.10207795730239247</text:p>
          </table:table-cell>
          <table:table-cell office:value-type="float" office:value="0.10209890876475214">
            <text:p>0.10209890876475214</text:p>
          </table:table-cell>
          <table:table-cell office:value-type="float" office:value="0.09864430509874493">
            <text:p>0.09864430509874493</text:p>
          </table:table-cell>
          <table:table-cell office:value-type="float" office:value="0.0968447997390263">
            <text:p>0.0968447997390263</text:p>
          </table:table-cell>
          <table:table-cell office:value-type="float" office:value="0.09435313894329762">
            <text:p>0.09435313894329762</text:p>
          </table:table-cell>
          <table:table-cell office:value-type="float" office:value="0.09872381137687383">
            <text:p>0.09872381137687383</text:p>
          </table:table-cell>
          <table:table-cell office:value-type="float" office:value="0.11246589900259603">
            <text:p>0.11246589900259603</text:p>
          </table:table-cell>
          <table:table-cell office:value-type="float" office:value="0.12720642972474233">
            <text:p>0.12720642972474233</text:p>
          </table:table-cell>
          <table:table-cell office:value-type="float" office:value="0.13475721557548404">
            <text:p>0.13475721557548404</text:p>
          </table:table-cell>
          <table:table-cell office:value-type="float" office:value="0.13984024664463604">
            <text:p>0.13984024664463604</text:p>
          </table:table-cell>
          <table:table-cell office:value-type="float" office:value="0.1421648653091495">
            <text:p>0.1421648653091495</text:p>
          </table:table-cell>
          <table:table-cell office:value-type="float" office:value="0.1430561082005831">
            <text:p>0.1430561082005831</text:p>
          </table:table-cell>
          <table:table-cell office:value-type="float" office:value="0.14250090282288067">
            <text:p>0.14250090282288067</text:p>
          </table:table-cell>
          <table:table-cell office:value-type="float" office:value="0.14073686492269596">
            <text:p>0.14073686492269596</text:p>
          </table:table-cell>
          <table:table-cell office:value-type="float" office:value="0.1395615943336885">
            <text:p>0.1395615943336885</text:p>
          </table:table-cell>
          <table:table-cell office:value-type="float" office:value="0.14006298953396246">
            <text:p>0.14006298953396246</text:p>
          </table:table-cell>
          <table:table-cell office:value-type="float" office:value="0.1445165051768217">
            <text:p>0.1445165051768217</text:p>
          </table:table-cell>
          <table:table-cell office:value-type="float" office:value="0.14897221262903107">
            <text:p>0.14897221262903107</text:p>
          </table:table-cell>
          <table:table-cell office:value-type="float" office:value="0.14924960421017713">
            <text:p>0.14924960421017713</text:p>
          </table:table-cell>
          <table:table-cell office:value-type="float" office:value="0.14657506012869592">
            <text:p>0.14657506012869592</text:p>
          </table:table-cell>
          <table:table-cell office:value-type="float" office:value="0.14076554941147829">
            <text:p>0.14076554941147829</text:p>
          </table:table-cell>
          <table:table-cell office:value-type="float" office:value="0.13109159847323806">
            <text:p>0.13109159847323806</text:p>
          </table:table-cell>
          <table:table-cell office:value-type="float" office:value="0.11728318555857867">
            <text:p>0.11728318555857867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900429267556639">
            <text:p>0.2900429267556639</text:p>
          </table:table-cell>
          <table:table-cell office:value-type="float" office:value="0.281790600786456">
            <text:p>0.281790600786456</text:p>
          </table:table-cell>
          <table:table-cell office:value-type="float" office:value="0.264652224815421">
            <text:p>0.264652224815421</text:p>
          </table:table-cell>
          <table:table-cell office:value-type="float" office:value="0.2551023224610646">
            <text:p>0.2551023224610646</text:p>
          </table:table-cell>
          <table:table-cell office:value-type="float" office:value="0.24031388417710572">
            <text:p>0.24031388417710572</text:p>
          </table:table-cell>
          <table:table-cell office:value-type="float" office:value="0.23913185842829715">
            <text:p>0.23913185842829715</text:p>
          </table:table-cell>
          <table:table-cell office:value-type="float" office:value="0.2606271273995523">
            <text:p>0.2606271273995523</text:p>
          </table:table-cell>
          <table:table-cell office:value-type="float" office:value="0.23197947258349808">
            <text:p>0.23197947258349808</text:p>
          </table:table-cell>
          <table:table-cell office:value-type="float" office:value="0.2588190476121358">
            <text:p>0.2588190476121358</text:p>
          </table:table-cell>
          <table:table-cell office:value-type="float" office:value="0.2773225963948801">
            <text:p>0.2773225963948801</text:p>
          </table:table-cell>
          <table:table-cell office:value-type="float" office:value="0.2808340212433081">
            <text:p>0.2808340212433081</text:p>
          </table:table-cell>
          <table:table-cell office:value-type="float" office:value="0.2847565233000356">
            <text:p>0.2847565233000356</text:p>
          </table:table-cell>
          <table:table-cell office:value-type="float" office:value="0.2888236099202724">
            <text:p>0.2888236099202724</text:p>
          </table:table-cell>
          <table:table-cell office:value-type="float" office:value="0.28834489180766504">
            <text:p>0.28834489180766504</text:p>
          </table:table-cell>
          <table:table-cell office:value-type="float" office:value="0.28367493201294586">
            <text:p>0.28367493201294586</text:p>
          </table:table-cell>
          <table:table-cell office:value-type="float" office:value="0.2838593964151539">
            <text:p>0.2838593964151539</text:p>
          </table:table-cell>
          <table:table-cell office:value-type="float" office:value="0.28612514982075377">
            <text:p>0.28612514982075377</text:p>
          </table:table-cell>
          <table:table-cell office:value-type="float" office:value="0.3008877646176018">
            <text:p>0.3008877646176018</text:p>
          </table:table-cell>
          <table:table-cell office:value-type="float" office:value="0.3015078177063542">
            <text:p>0.3015078177063542</text:p>
          </table:table-cell>
          <table:table-cell office:value-type="float" office:value="0.3013556181124053">
            <text:p>0.3013556181124053</text:p>
          </table:table-cell>
          <table:table-cell office:value-type="float" office:value="0.3000580116513841">
            <text:p>0.3000580116513841</text:p>
          </table:table-cell>
          <table:table-cell office:value-type="float" office:value="0.2879574834122321">
            <text:p>0.2879574834122321</text:p>
          </table:table-cell>
          <table:table-cell office:value-type="float" office:value="0.31989581512288184">
            <text:p>0.31989581512288184</text:p>
          </table:table-cell>
          <table:table-cell office:value-type="float" office:value="0.30225370411902214">
            <text:p>0.3022537041190221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5648930745646864">
            <text:p>0.25648930745646864</text:p>
          </table:table-cell>
          <table:table-cell office:value-type="float" office:value="0.24926940640743422">
            <text:p>0.24926940640743422</text:p>
          </table:table-cell>
          <table:table-cell office:value-type="float" office:value="0.2321225357054076">
            <text:p>0.2321225357054076</text:p>
          </table:table-cell>
          <table:table-cell office:value-type="float" office:value="0.22367324014616122">
            <text:p>0.22367324014616122</text:p>
          </table:table-cell>
          <table:table-cell office:value-type="float" office:value="0.209457070135184">
            <text:p>0.209457070135184</text:p>
          </table:table-cell>
          <table:table-cell office:value-type="float" office:value="0.20906946974834636">
            <text:p>0.20906946974834636</text:p>
          </table:table-cell>
          <table:table-cell office:value-type="float" office:value="0.2291732764703031">
            <text:p>0.2291732764703031</text:p>
          </table:table-cell>
          <table:table-cell office:value-type="float" office:value="0.19614045990622117">
            <text:p>0.19614045990622117</text:p>
          </table:table-cell>
          <table:table-cell office:value-type="float" office:value="0.21828235765147458">
            <text:p>0.21828235765147458</text:p>
          </table:table-cell>
          <table:table-cell office:value-type="float" office:value="0.2343800407021255">
            <text:p>0.2343800407021255</text:p>
          </table:table-cell>
          <table:table-cell office:value-type="float" office:value="0.2362709405014153">
            <text:p>0.2362709405014153</text:p>
          </table:table-cell>
          <table:table-cell office:value-type="float" office:value="0.23945257424569488">
            <text:p>0.23945257424569488</text:p>
          </table:table-cell>
          <table:table-cell office:value-type="float" office:value="0.24323588827405176">
            <text:p>0.24323588827405176</text:p>
          </table:table-cell>
          <table:table-cell office:value-type="float" office:value="0.24293416554365266">
            <text:p>0.24293416554365266</text:p>
          </table:table-cell>
          <table:table-cell office:value-type="float" office:value="0.23882623479650833">
            <text:p>0.23882623479650833</text:p>
          </table:table-cell>
          <table:table-cell office:value-type="float" office:value="0.2393854935583999">
            <text:p>0.2393854935583999</text:p>
          </table:table-cell>
          <table:table-cell office:value-type="float" office:value="0.2414915998904578">
            <text:p>0.2414915998904578</text:p>
          </table:table-cell>
          <table:table-cell office:value-type="float" office:value="0.254835622599635">
            <text:p>0.254835622599635</text:p>
          </table:table-cell>
          <table:table-cell office:value-type="float" office:value="0.25403488804890884">
            <text:p>0.25403488804890884</text:p>
          </table:table-cell>
          <table:table-cell office:value-type="float" office:value="0.2537942166464864">
            <text:p>0.2537942166464864</text:p>
          </table:table-cell>
          <table:table-cell office:value-type="float" office:value="0.2533493418469849">
            <text:p>0.2533493418469849</text:p>
          </table:table-cell>
          <table:table-cell office:value-type="float" office:value="0.2431000923705936">
            <text:p>0.2431000923705936</text:p>
          </table:table-cell>
          <table:table-cell office:value-type="float" office:value="0.278126670872348">
            <text:p>0.278126670872348</text:p>
          </table:table-cell>
          <table:table-cell office:value-type="float" office:value="0.2648859731242524">
            <text:p>0.264885973124252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650894678818282">
            <text:p>0.3650894678818282</text:p>
          </table:table-cell>
          <table:table-cell office:value-type="float" office:value="0.353856655184117">
            <text:p>0.353856655184117</text:p>
          </table:table-cell>
          <table:table-cell office:value-type="float" office:value="0.3539292841295605">
            <text:p>0.3539292841295605</text:p>
          </table:table-cell>
          <table:table-cell office:value-type="float" office:value="0.3419537849077379">
            <text:p>0.3419537849077379</text:p>
          </table:table-cell>
          <table:table-cell office:value-type="float" office:value="0.33571573935506654">
            <text:p>0.33571573935506654</text:p>
          </table:table-cell>
          <table:table-cell office:value-type="float" office:value="0.3270783138194233">
            <text:p>0.3270783138194233</text:p>
          </table:table-cell>
          <table:table-cell office:value-type="float" office:value="0.34222939608167147">
            <text:p>0.34222939608167147</text:p>
          </table:table-cell>
          <table:table-cell office:value-type="float" office:value="0.38986680273627256">
            <text:p>0.38986680273627256</text:p>
          </table:table-cell>
          <table:table-cell office:value-type="float" office:value="0.44096534579905733">
            <text:p>0.44096534579905733</text:p>
          </table:table-cell>
          <table:table-cell office:value-type="float" office:value="0.46714039764928106">
            <text:p>0.46714039764928106</text:p>
          </table:table-cell>
          <table:table-cell office:value-type="float" office:value="0.48476089496192587">
            <text:p>0.48476089496192587</text:p>
          </table:table-cell>
          <table:table-cell office:value-type="float" office:value="0.49281926335939036">
            <text:p>0.49281926335939036</text:p>
          </table:table-cell>
          <table:table-cell office:value-type="float" office:value="0.49590878666935423">
            <text:p>0.49590878666935423</text:p>
          </table:table-cell>
          <table:table-cell office:value-type="float" office:value="0.4939841486467481">
            <text:p>0.4939841486467481</text:p>
          </table:table-cell>
          <table:table-cell office:value-type="float" office:value="0.48786905222952665">
            <text:p>0.48786905222952665</text:p>
          </table:table-cell>
          <table:table-cell office:value-type="float" office:value="0.4837949374004991">
            <text:p>0.4837949374004991</text:p>
          </table:table-cell>
          <table:table-cell office:value-type="float" office:value="0.4855330406422072">
            <text:p>0.4855330406422072</text:p>
          </table:table-cell>
          <table:table-cell office:value-type="float" office:value="0.5009713016619094">
            <text:p>0.5009713016619094</text:p>
          </table:table-cell>
          <table:table-cell office:value-type="float" office:value="0.5164171606620748">
            <text:p>0.5164171606620748</text:p>
          </table:table-cell>
          <table:table-cell office:value-type="float" office:value="0.5173787478614522">
            <text:p>0.5173787478614522</text:p>
          </table:table-cell>
          <table:table-cell office:value-type="float" office:value="0.5081073512952796">
            <text:p>0.5081073512952796</text:p>
          </table:table-cell>
          <table:table-cell office:value-type="float" office:value="0.48796848796986">
            <text:p>0.48796848796986</text:p>
          </table:table-cell>
          <table:table-cell office:value-type="float" office:value="0.4544334132888473">
            <text:p>0.4544334132888473</text:p>
          </table:table-cell>
          <table:table-cell office:value-type="float" office:value="0.40656608780046744">
            <text:p>0.4065660878004674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21702422629452">
            <text:p>0.2721702422629452</text:p>
          </table:table-cell>
          <table:table-cell office:value-type="float" office:value="0.26446791313240126">
            <text:p>0.26446791313240126</text:p>
          </table:table-cell>
          <table:table-cell office:value-type="float" office:value="0.24732334882195528">
            <text:p>0.24732334882195528</text:p>
          </table:table-cell>
          <table:table-cell office:value-type="float" office:value="0.23835969264335607">
            <text:p>0.23835969264335607</text:p>
          </table:table-cell>
          <table:table-cell office:value-type="float" office:value="0.22387512780738164">
            <text:p>0.22387512780738164</text:p>
          </table:table-cell>
          <table:table-cell office:value-type="float" office:value="0.22311681046500706">
            <text:p>0.22311681046500706</text:p>
          </table:table-cell>
          <table:table-cell office:value-type="float" office:value="0.24387181760446686">
            <text:p>0.24387181760446686</text:p>
          </table:table-cell>
          <table:table-cell office:value-type="float" office:value="0.2128819282894594">
            <text:p>0.2128819282894594</text:p>
          </table:table-cell>
          <table:table-cell office:value-type="float" office:value="0.23721790594946585">
            <text:p>0.23721790594946585</text:p>
          </table:table-cell>
          <table:table-cell office:value-type="float" office:value="0.2544397236795891">
            <text:p>0.2544397236795891</text:p>
          </table:table-cell>
          <table:table-cell office:value-type="float" office:value="0.25708694448785757">
            <text:p>0.25708694448785757</text:p>
          </table:table-cell>
          <table:table-cell office:value-type="float" office:value="0.2606145754717757">
            <text:p>0.2606145754717757</text:p>
          </table:table-cell>
          <table:table-cell office:value-type="float" office:value="0.26453066367273464">
            <text:p>0.26453066367273464</text:p>
          </table:table-cell>
          <table:table-cell office:value-type="float" office:value="0.2641463255972014">
            <text:p>0.2641463255972014</text:p>
          </table:table-cell>
          <table:table-cell office:value-type="float" office:value="0.25977575462371433">
            <text:p>0.25977575462371433</text:p>
          </table:table-cell>
          <table:table-cell office:value-type="float" office:value="0.2601601880976974">
            <text:p>0.2601601880976974</text:p>
          </table:table-cell>
          <table:table-cell office:value-type="float" office:value="0.26234098943541395">
            <text:p>0.26234098943541395</text:p>
          </table:table-cell>
          <table:table-cell office:value-type="float" office:value="0.2763482180281964">
            <text:p>0.2763482180281964</text:p>
          </table:table-cell>
          <table:table-cell office:value-type="float" office:value="0.2762103467070087">
            <text:p>0.2762103467070087</text:p>
          </table:table-cell>
          <table:table-cell office:value-type="float" office:value="0.27601093305839264">
            <text:p>0.27601093305839264</text:p>
          </table:table-cell>
          <table:table-cell office:value-type="float" office:value="0.2751681300028837">
            <text:p>0.2751681300028837</text:p>
          </table:table-cell>
          <table:table-cell office:value-type="float" office:value="0.2640540818146152">
            <text:p>0.2640540818146152</text:p>
          </table:table-cell>
          <table:table-cell office:value-type="float" office:value="0.2976430672964644">
            <text:p>0.2976430672964644</text:p>
          </table:table-cell>
          <table:table-cell office:value-type="float" office:value="0.2823473869669804">
            <text:p>0.282347386966980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4198002815125355">
            <text:p>0.04198002815125355</text:p>
          </table:table-cell>
          <table:table-cell office:value-type="float" office:value="0.04068841654710744">
            <text:p>0.04068841654710744</text:p>
          </table:table-cell>
          <table:table-cell office:value-type="float" office:value="0.04069676782930667">
            <text:p>0.04069676782930667</text:p>
          </table:table-cell>
          <table:table-cell office:value-type="float" office:value="0.0393197579764227">
            <text:p>0.0393197579764227</text:p>
          </table:table-cell>
          <table:table-cell office:value-type="float" office:value="0.03860247262324825">
            <text:p>0.03860247262324825</text:p>
          </table:table-cell>
          <table:table-cell office:value-type="float" office:value="0.03760929314523052">
            <text:p>0.03760929314523052</text:p>
          </table:table-cell>
          <table:table-cell office:value-type="float" office:value="0.03935144929008266">
            <text:p>0.03935144929008266</text:p>
          </table:table-cell>
          <table:table-cell office:value-type="float" office:value="0.044829064637398455">
            <text:p>0.044829064637398455</text:p>
          </table:table-cell>
          <table:table-cell office:value-type="float" office:value="0.05070466079937282">
            <text:p>0.05070466079937282</text:p>
          </table:table-cell>
          <table:table-cell office:value-type="float" office:value="0.053714414600018134">
            <text:p>0.053714414600018134</text:p>
          </table:table-cell>
          <table:table-cell office:value-type="float" office:value="0.055740517893316494">
            <text:p>0.055740517893316494</text:p>
          </table:table-cell>
          <table:table-cell office:value-type="float" office:value="0.05666711414420638">
            <text:p>0.05666711414420638</text:p>
          </table:table-cell>
          <table:table-cell office:value-type="float" office:value="0.05702236480722554">
            <text:p>0.05702236480722554</text:p>
          </table:table-cell>
          <table:table-cell office:value-type="float" office:value="0.056801059167162285">
            <text:p>0.056801059167162285</text:p>
          </table:table-cell>
          <table:table-cell office:value-type="float" office:value="0.05609791119296279">
            <text:p>0.05609791119296279</text:p>
          </table:table-cell>
          <table:table-cell office:value-type="float" office:value="0.05562944669244932">
            <text:p>0.05562944669244932</text:p>
          </table:table-cell>
          <table:table-cell office:value-type="float" office:value="0.055829303520530456">
            <text:p>0.055829303520530456</text:p>
          </table:table-cell>
          <table:table-cell office:value-type="float" office:value="0.0576044810844673">
            <text:p>0.0576044810844673</text:p>
          </table:table-cell>
          <table:table-cell office:value-type="float" office:value="0.05938053230667674">
            <text:p>0.05938053230667674</text:p>
          </table:table-cell>
          <table:table-cell office:value-type="float" office:value="0.059491100978881675">
            <text:p>0.059491100978881675</text:p>
          </table:table-cell>
          <table:table-cell office:value-type="float" office:value="0.0584250239673823">
            <text:p>0.0584250239673823</text:p>
          </table:table-cell>
          <table:table-cell office:value-type="float" office:value="0.05610934487030962">
            <text:p>0.05610934487030962</text:p>
          </table:table-cell>
          <table:table-cell office:value-type="float" office:value="0.0522532944963257">
            <text:p>0.0522532944963257</text:p>
          </table:table-cell>
          <table:table-cell office:value-type="float" office:value="0.046749241796076875">
            <text:p>0.04674924179607687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824108534430924">
            <text:p>0.3824108534430924</text:p>
          </table:table-cell>
          <table:table-cell office:value-type="float" office:value="0.3713165472241627">
            <text:p>0.3713165472241627</text:p>
          </table:table-cell>
          <table:table-cell office:value-type="float" office:value="0.35419833066300693">
            <text:p>0.35419833066300693</text:p>
          </table:table-cell>
          <table:table-cell office:value-type="float" office:value="0.3416186211900317">
            <text:p>0.3416186211900317</text:p>
          </table:table-cell>
          <table:table-cell office:value-type="float" office:value="0.3252529726203617">
            <text:p>0.3252529726203617</text:p>
          </table:table-cell>
          <table:table-cell office:value-type="float" office:value="0.3218850819824319">
            <text:p>0.3218850819824319</text:p>
          </table:table-cell>
          <table:table-cell office:value-type="float" office:value="0.3472126054518396">
            <text:p>0.3472126054518396</text:p>
          </table:table-cell>
          <table:table-cell office:value-type="float" office:value="0.33062415169206694">
            <text:p>0.33062415169206694</text:p>
          </table:table-cell>
          <table:table-cell office:value-type="float" office:value="0.37039312611212144">
            <text:p>0.37039312611212144</text:p>
          </table:table-cell>
          <table:table-cell office:value-type="float" office:value="0.3955192216130922">
            <text:p>0.3955192216130922</text:p>
          </table:table-cell>
          <table:table-cell office:value-type="float" office:value="0.4034897344571175">
            <text:p>0.4034897344571175</text:p>
          </table:table-cell>
          <table:table-cell office:value-type="float" office:value="0.40945126740733623">
            <text:p>0.40945126740733623</text:p>
          </table:table-cell>
          <table:table-cell office:value-type="float" office:value="0.4142998385665576">
            <text:p>0.4142998385665576</text:p>
          </table:table-cell>
          <table:table-cell office:value-type="float" office:value="0.4133340765218091">
            <text:p>0.4133340765218091</text:p>
          </table:table-cell>
          <table:table-cell office:value-type="float" office:value="0.4071169729333162">
            <text:p>0.4071169729333162</text:p>
          </table:table-cell>
          <table:table-cell office:value-type="float" office:value="0.4062703280649095">
            <text:p>0.4062703280649095</text:p>
          </table:table-cell>
          <table:table-cell office:value-type="float" office:value="0.4089757311591867">
            <text:p>0.4089757311591867</text:p>
          </table:table-cell>
          <table:table-cell office:value-type="float" office:value="0.42764397914712743">
            <text:p>0.42764397914712743</text:p>
          </table:table-cell>
          <table:table-cell office:value-type="float" office:value="0.43217305575093173">
            <text:p>0.43217305575093173</text:p>
          </table:table-cell>
          <table:table-cell office:value-type="float" office:value="0.4322642335410344">
            <text:p>0.4322642335410344</text:p>
          </table:table-cell>
          <table:table-cell office:value-type="float" office:value="0.42862032674862244">
            <text:p>0.42862032674862244</text:p>
          </table:table-cell>
          <table:table-cell office:value-type="float" office:value="0.41142424550216583">
            <text:p>0.41142424550216583</text:p>
          </table:table-cell>
          <table:table-cell office:value-type="float" office:value="0.43487209841686386">
            <text:p>0.43487209841686386</text:p>
          </table:table-cell>
          <table:table-cell office:value-type="float" office:value="0.40511740068516416">
            <text:p>0.405117400685164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252784976606594">
            <text:p>0.3252784976606594</text:p>
          </table:table-cell>
          <table:table-cell office:value-type="float" office:value="0.3159419866134862">
            <text:p>0.3159419866134862</text:p>
          </table:table-cell>
          <table:table-cell office:value-type="float" office:value="0.2988127234239178">
            <text:p>0.2988127234239178</text:p>
          </table:table-cell>
          <table:table-cell office:value-type="float" office:value="0.28810704425450784">
            <text:p>0.28810704425450784</text:p>
          </table:table-cell>
          <table:table-cell office:value-type="float" office:value="0.27271776136479564">
            <text:p>0.27271776136479564</text:p>
          </table:table-cell>
          <table:table-cell office:value-type="float" office:value="0.2707014243778678">
            <text:p>0.2707014243778678</text:p>
          </table:table-cell>
          <table:table-cell office:value-type="float" office:value="0.2936578000771683">
            <text:p>0.2936578000771683</text:p>
          </table:table-cell>
          <table:table-cell office:value-type="float" office:value="0.26961586654699693">
            <text:p>0.26961586654699693</text:p>
          </table:table-cell>
          <table:table-cell office:value-type="float" office:value="0.3013887544036576">
            <text:p>0.3013887544036576</text:p>
          </table:table-cell>
          <table:table-cell office:value-type="float" office:value="0.3224187940304558">
            <text:p>0.3224187940304558</text:p>
          </table:table-cell>
          <table:table-cell office:value-type="float" office:value="0.3276320936713713">
            <text:p>0.3276320936713713</text:p>
          </table:table-cell>
          <table:table-cell office:value-type="float" office:value="0.33233262946954484">
            <text:p>0.33233262946954484</text:p>
          </table:table-cell>
          <table:table-cell office:value-type="float" office:value="0.33669769540185274">
            <text:p>0.33669769540185274</text:p>
          </table:table-cell>
          <table:table-cell office:value-type="float" office:value="0.33603309786914226">
            <text:p>0.33603309786914226</text:p>
          </table:table-cell>
          <table:table-cell office:value-type="float" office:value="0.33077293393730794">
            <text:p>0.33077293393730794</text:p>
          </table:table-cell>
          <table:table-cell office:value-type="float" office:value="0.3305637783144943">
            <text:p>0.3305637783144943</text:p>
          </table:table-cell>
          <table:table-cell office:value-type="float" office:value="0.33299717157438247">
            <text:p>0.33299717157438247</text:p>
          </table:table-cell>
          <table:table-cell office:value-type="float" office:value="0.34924946069651536">
            <text:p>0.34924946069651536</text:p>
          </table:table-cell>
          <table:table-cell office:value-type="float" office:value="0.35136165188476154">
            <text:p>0.35136165188476154</text:p>
          </table:table-cell>
          <table:table-cell office:value-type="float" office:value="0.35130236919149016">
            <text:p>0.35130236919149016</text:p>
          </table:table-cell>
          <table:table-cell office:value-type="float" office:value="0.3491092181184836">
            <text:p>0.3491092181184836</text:p>
          </table:table-cell>
          <table:table-cell office:value-type="float" office:value="0.3350645679685794">
            <text:p>0.3350645679685794</text:p>
          </table:table-cell>
          <table:table-cell office:value-type="float" office:value="0.3637591926234812">
            <text:p>0.3637591926234812</text:p>
          </table:table-cell>
          <table:table-cell office:value-type="float" office:value="0.3414948096076279">
            <text:p>0.3414948096076279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1194674173667599">
            <text:p>0.11194674173667599</text:p>
          </table:table-cell>
          <table:table-cell office:value-type="float" office:value="0.10850244412562002">
            <text:p>0.10850244412562002</text:p>
          </table:table-cell>
          <table:table-cell office:value-type="float" office:value="0.1085247142114847">
            <text:p>0.1085247142114847</text:p>
          </table:table-cell>
          <table:table-cell office:value-type="float" office:value="0.10485268793712753">
            <text:p>0.10485268793712753</text:p>
          </table:table-cell>
          <table:table-cell office:value-type="float" office:value="0.10293992699532854">
            <text:p>0.10293992699532854</text:p>
          </table:table-cell>
          <table:table-cell office:value-type="float" office:value="0.10029144838728124">
            <text:p>0.10029144838728124</text:p>
          </table:table-cell>
          <table:table-cell office:value-type="float" office:value="0.10493719810688697">
            <text:p>0.10493719810688697</text:p>
          </table:table-cell>
          <table:table-cell office:value-type="float" office:value="0.11954417236639588">
            <text:p>0.11954417236639588</text:p>
          </table:table-cell>
          <table:table-cell office:value-type="float" office:value="0.13521242879832765">
            <text:p>0.13521242879832765</text:p>
          </table:table-cell>
          <table:table-cell office:value-type="float" office:value="0.14323843893338156">
            <text:p>0.14323843893338156</text:p>
          </table:table-cell>
          <table:table-cell office:value-type="float" office:value="0.148641381048844">
            <text:p>0.148641381048844</text:p>
          </table:table-cell>
          <table:table-cell office:value-type="float" office:value="0.1511123043845506">
            <text:p>0.1511123043845506</text:p>
          </table:table-cell>
          <table:table-cell office:value-type="float" office:value="0.1520596394859345">
            <text:p>0.1520596394859345</text:p>
          </table:table-cell>
          <table:table-cell office:value-type="float" office:value="0.15146949111243244">
            <text:p>0.15146949111243244</text:p>
          </table:table-cell>
          <table:table-cell office:value-type="float" office:value="0.14959442984790067">
            <text:p>0.14959442984790067</text:p>
          </table:table-cell>
          <table:table-cell office:value-type="float" office:value="0.14834519117986458">
            <text:p>0.14834519117986458</text:p>
          </table:table-cell>
          <table:table-cell office:value-type="float" office:value="0.14887814272141475">
            <text:p>0.14887814272141475</text:p>
          </table:table-cell>
          <table:table-cell office:value-type="float" office:value="0.1536119495585796">
            <text:p>0.1536119495585796</text:p>
          </table:table-cell>
          <table:table-cell office:value-type="float" office:value="0.15834808615113796">
            <text:p>0.15834808615113796</text:p>
          </table:table-cell>
          <table:table-cell office:value-type="float" office:value="0.15864293594368462">
            <text:p>0.15864293594368462</text:p>
          </table:table-cell>
          <table:table-cell office:value-type="float" office:value="0.15580006391301948">
            <text:p>0.15580006391301948</text:p>
          </table:table-cell>
          <table:table-cell office:value-type="float" office:value="0.14962491965415867">
            <text:p>0.14962491965415867</text:p>
          </table:table-cell>
          <table:table-cell office:value-type="float" office:value="0.1393421186568684">
            <text:p>0.1393421186568684</text:p>
          </table:table-cell>
          <table:table-cell office:value-type="float" office:value="0.12466464478953826">
            <text:p>0.1246646447895382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236864419876033">
            <text:p>0.17236864419876033</text:p>
          </table:table-cell>
          <table:table-cell office:value-type="float" office:value="0.16773648727288978">
            <text:p>0.16773648727288978</text:p>
          </table:table-cell>
          <table:table-cell office:value-type="float" office:value="0.15058365093238874">
            <text:p>0.15058365093238874</text:p>
          </table:table-cell>
          <table:table-cell office:value-type="float" office:value="0.1448936658087536">
            <text:p>0.1448936658087536</text:p>
          </table:table-cell>
          <table:table-cell office:value-type="float" office:value="0.13212096830125164">
            <text:p>0.13212096830125164</text:p>
          </table:table-cell>
          <table:table-cell office:value-type="float" office:value="0.13371996957576346">
            <text:p>0.13371996957576346</text:p>
          </table:table-cell>
          <table:table-cell office:value-type="float" office:value="0.15032687552541055">
            <text:p>0.15032687552541055</text:p>
          </table:table-cell>
          <table:table-cell office:value-type="float" office:value="0.1063595125600995">
            <text:p>0.1063595125600995</text:p>
          </table:table-cell>
          <table:table-cell office:value-type="float" office:value="0.11673635329903406">
            <text:p>0.11673635329903406</text:p>
          </table:table-cell>
          <table:table-cell office:value-type="float" office:value="0.1268044487965781">
            <text:p>0.1268044487965781</text:p>
          </table:table-cell>
          <table:table-cell office:value-type="float" office:value="0.12464195797683454">
            <text:p>0.12464195797683454</text:p>
          </table:table-cell>
          <table:table-cell office:value-type="float" office:value="0.12596840696276454">
            <text:p>0.12596840696276454</text:p>
          </table:table-cell>
          <table:table-cell office:value-type="float" office:value="0.1290388506519149">
            <text:p>0.1290388506519149</text:p>
          </table:table-cell>
          <table:table-cell office:value-type="float" office:value="0.12917992813259527">
            <text:p>0.12917992813259527</text:p>
          </table:table-cell>
          <table:table-cell office:value-type="float" office:value="0.12648086561359112">
            <text:p>0.12648086561359112</text:p>
          </table:table-cell>
          <table:table-cell office:value-type="float" office:value="0.1279767031831693">
            <text:p>0.1279767031831693</text:p>
          </table:table-cell>
          <table:table-cell office:value-type="float" office:value="0.12968177706987932">
            <text:p>0.12968177706987932</text:p>
          </table:table-cell>
          <table:table-cell office:value-type="float" office:value="0.13946708897008725">
            <text:p>0.13946708897008725</text:p>
          </table:table-cell>
          <table:table-cell office:value-type="float" office:value="0.13511475337416035">
            <text:p>0.13511475337416035</text:p>
          </table:table-cell>
          <table:table-cell office:value-type="float" office:value="0.1346530953295215">
            <text:p>0.1346530953295215</text:p>
          </table:table-cell>
          <table:table-cell office:value-type="float" office:value="0.13634065312208446">
            <text:p>0.13634065312208446</text:p>
          </table:table-cell>
          <table:table-cell office:value-type="float" office:value="0.13072917965416375">
            <text:p>0.13072917965416375</text:p>
          </table:table-cell>
          <table:table-cell office:value-type="float" office:value="0.17344592616844393">
            <text:p>0.17344592616844393</text:p>
          </table:table-cell>
          <table:table-cell office:value-type="float" office:value="0.17122162480252856">
            <text:p>0.17122162480252856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